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nerClassFilenameFilter.accept( File dir , String fil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nerClassFilenameFilter.InnerClassFilenameFilter( String base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